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tálodo do Sistema do PostgreSQL</text:p>
      <text:p text:style-name="Standard"/>
      <text:p text:style-name="Standard"/>
      <text:p text:style-name="Standard">É um conjunto de tabelas e views que armazenam informações sobre os bancos de dados.</text:p>
      <text:p text:style-name="Standard">Cada banco criado tem seu catálogo e existem algumas tabelas que guardam informações sobre todos os bancos, como o pg_database.</text:p>
      <text:p text:style-name="Standard"/>
      <text:p text:style-name="Standard">Todo SGBD precisa ter seu catálogo de sistema (metadados, dicionário de dados), onde armazena</text:p>
      <text:p text:style-name="Standard">pelo menos:</text:p>
      <text:p text:style-name="Standard"/>
      <text:p text:style-name="Standard">- Nomes das tabelas</text:p>
      <text:p text:style-name="Standard">- Nomes dos campos</text:p>
      <text:p text:style-name="Standard">- Tipos de dados de cada campo</text:p>
      <text:p text:style-name="Standard">- As constraints</text:p>
      <text:p text:style-name="Standard">- Informações sobre os índices</text:p>
      <text:p text:style-name="Standard">- Privilégios de acesso dos elementos</text:p>
      <text:p text:style-name="Standard"/>
      <text:p text:style-name="Standard"/>
      <text:p text:style-name="P1">Informações sobre as tabelas de sistema</text:p>
      <text:p text:style-name="Standard"/>
      <text:p text:style-name="Standard">Para visualizar a estrutura de cada uma destas relações, podemos usar o psql. Exemplo:</text:p>
      <text:p text:style-name="Standard">\d pg_database</text:p>
      <text:p text:style-name="Standard"/>
      <text:p text:style-name="Standard">Para visualizar o catálogo completo, que está no esquema 'pg_catalog', usar:</text:p>
      <text:p text:style-name="Standard">\dS</text:p>
      <text:p text:style-name="Standard"/>
      <text:p text:style-name="Standard">Para visualizar a estrutura de uma das relações do esquema pg_catalog:</text:p>
      <text:p text:style-name="Standard">\d pg_catalog.pg_table</text:p>
      <text:p text:style-name="Standard"/>
      <text:p text:style-name="P1">Exemplos Práticos</text:p>
      <text:p text:style-name="Standard"/>
      <text:p text:style-name="Standard">Uso do disco pela tabela</text:p>
      <text:p text:style-name="Standard"/>
      <text:p text:style-name="Standard">\c banco</text:p>
      <text:p text:style-name="Standard">vacuum analyza clientes;</text:p>
      <text:p text:style-name="Standard">SELECT relfilenode AS arquivo, relpages*8 AS tamanho_em_kb FROM pg_class WHERE</text:p>
      <text:p text:style-name="Standard">relname = 'clientes';</text:p>
      <text:p text:style-name="Standard"/>
      <text:p text:style-name="Standard">Listar o nome de todos os administradores de banco de dados e o seus bancos de dados.</text:p>
      <text:p text:style-name="Standard"/>
      <text:p text:style-name="Standard">SELECT usename, datname</text:p>
      <text:p text:style-name="Standard"><text:s text:c="2"/>FROM pg_user, pg_database</text:p>
      <text:p text:style-name="Standard"><text:s/>WHERE usesysid = datdba</text:p>
      <text:p text:style-name="Standard"><text:s text:c="2"/>ORDER BY usename, datname;</text:p>
      <text:p text:style-name="Standard"/>
      <text:p text:style-name="Standard">Mostrar todas as tabelas (inclusive de sistema) a quantidade de registros:</text:p>
      <text:p text:style-name="Standard">select relpages*8192 from pg_class;</text:p>
      <text:p text:style-name="Standard"/>
      <text:p text:style-name="Standard"/>
      <text:p text:style-name="P3">Listando Tabelas do Banco Atual</text:p>
      <text:p text:style-name="Standard"/>
      <text:p text:style-name="Standard">SELECT relname</text:p>
      <text:p text:style-name="Standard"><text:s text:c="2"/>FROM pg_class</text:p>
      <text:p text:style-name="Standard"><text:s/>WHERE relname !~ '^(pg_|sql_)'</text:p>
      <text:p text:style-name="Standard"><text:s text:c="3"/>AND relkind = 'r';</text:p>
      <text:p text:style-name="Standard"/>
      <text:p text:style-name="P1">-- using INFORMATION_SCHEMA:</text:p>
      <text:p text:style-name="Standard">SELECT table_name</text:p>
      <text:p text:style-name="Standard"><text:s text:c="2"/>FROM information_schema.tables</text:p>
      <text:p text:style-name="Standard"><text:s/>WHERE table_type = 'BASE TABLE'</text:p>
      <text:p text:style-name="Standard"><text:s text:c="3"/>AND table_schema NOT IN</text:p>
      <text:p text:style-name="Standard"><text:s text:c="7"/>('pg_catalog', 'information_schema');</text:p>
      <text:p text:style-name="Standard"/>
      <text:p text:style-name="P1">Listando Views do Banco Atual</text:p>
      <text:p text:style-name="Standard">-- with postgresql 7.2:</text:p>
      <text:p text:style-name="Standard">SELECT viewname</text:p>
      <text:p text:style-name="Standard"><text:s text:c="2"/>FROM pg_views</text:p>
      <text:p text:style-name="Standard"><text:s/>WHERE viewname !~ '^pg_';</text:p>
      <text:p text:style-name="Standard"/>
      <text:p text:style-name="Standard">-- with postgresql 7.4 and later:</text:p>
      <text:p text:style-name="Standard">SELECT viewname</text:p>
      <text:p text:style-name="Standard"><text:s text:c="2"/>FROM pg_views</text:p>
      <text:p text:style-name="Standard"><text:s/>WHERE schemaname NOT IN</text:p>
      <text:p text:style-name="Standard"><text:s text:c="7"/>('pg_catalog', 'information_schema')</text:p>
      <text:p text:style-name="Standard"><text:s text:c="3"/>AND viewname !~ '^pg_';</text:p>
      <text:p text:style-name="Standard"/>
      <text:p text:style-name="P1">-- using INFORMATION_SCHEMA:</text:p>
      <text:p text:style-name="Standard">SELECT table_name</text:p>
      <text:p text:style-name="Standard"><text:s text:c="2"/>FROM information_schema.tables</text:p>
      <text:p text:style-name="Standard"><text:s/>WHERE table_type = 'VIEW'</text:p>
      <text:p text:style-name="Standard"><text:s text:c="3"/>AND table_schema NOT IN</text:p>
      <text:p text:style-name="Standard"><text:s text:c="7"/>('pg_catalog', 'information_schema')</text:p>
      <text:p text:style-name="Standard"><text:s text:c="3"/>AND table_name !~ '^pg_';</text:p>
      <text:p text:style-name="Standard">-- or</text:p>
      <text:p text:style-name="Standard">SELECT table_name</text:p>
      <text:p text:style-name="Standard"><text:s text:c="2"/>FROM information_schema.views</text:p>
      <text:p text:style-name="Standard"><text:s/>WHERE table_schema NOT IN ('pg_catalog', 'information_schema')</text:p>
      <text:p text:style-name="Standard"><text:s text:c="3"/>AND table_name !~ '^pg_';</text:p>
      <text:p text:style-name="Standard"/>
      <text:p text:style-name="P1">Listando Todos os Usuários</text:p>
      <text:p text:style-name="Standard">SELECT usename</text:p>
      <text:p text:style-name="Standard"><text:s text:c="2"/>FROM pg_user;</text:p>
      <text:p text:style-name="Standard"/>
      <text:p text:style-name="Standard"/>
      <text:p text:style-name="P4">Retornando os nomes dos Campos de uma Tabela</text:p>
      <text:p text:style-name="Standard"/>
      <text:p text:style-name="Standard">SELECT a.attname</text:p>
      <text:p text:style-name="Standard"><text:s text:c="2"/>FROM pg_class c, pg_attribute a, pg_type t</text:p>
      <text:p text:style-name="Standard"><text:s/>WHERE c.relname = 'test2'</text:p>
      <text:p text:style-name="Standard"><text:s text:c="2"/>AND a.attnum &gt; 0</text:p>
      <text:p text:style-name="Standard"><text:s text:c="2"/>AND a.attrelid = c.oid</text:p>
      <text:p text:style-name="Standard"><text:s text:c="2"/>AND a.atttypid = t.oid;</text:p>
      <text:p text:style-name="Standard"/>
      <text:p text:style-name="P1">-- Usando INFORMATION_SCHEMA:</text:p>
      <text:p text:style-name="Standard">SELECT column_name</text:p>
      <text:p text:style-name="Standard"><text:s text:c="2"/>FROM information_schema.columns</text:p>
      <text:p text:style-name="Standard"><text:s/>WHERE table_name = 'test2';</text:p>
      <text:p text:style-name="Standard"/>
      <text:p text:style-name="P1">Informações Detalhadas sobre os Campos de uma Tabela</text:p>
      <text:p text:style-name="Standard">SELECT a.attnum AS ordinal_position,</text:p>
      <text:p text:style-name="Standard"><text:s text:c="11"/>a.attname AS column_name,</text:p>
      <text:p text:style-name="Standard"><text:s text:c="11"/>t.typname AS data_type,</text:p>
      <text:p text:style-name="Standard"><text:s text:c="11"/>a.attlen AS character_maximum_length,</text:p>
      <text:p text:style-name="Standard"><text:s text:c="11"/>a.atttypmod AS modifier,</text:p>
      <text:p text:style-name="Standard"><text:s text:c="11"/>a.attnotnull AS notnull,</text:p>
      <text:p text:style-name="Standard"><text:s text:c="11"/>a.atthasdef AS hasdefault,</text:p>
      <text:p text:style-name="Standard"><text:s text:c="11"/>col_description(a.attrelid, a.attnum) as field_comment</text:p>
      <text:p text:style-name="Standard"><text:s text:c="5"/>FROM pg_class c,</text:p>
      <text:p text:style-name="Standard"><text:s text:c="11"/>pg_attribute a,</text:p>
      <text:p text:style-name="Standard"><text:s text:c="11"/>pg_type t</text:p>
      <text:p text:style-name="Standard"><text:s text:c="4"/>WHERE c.relname = 'test2'</text:p>
      <text:p text:style-name="Standard"><text:s text:c="6"/>AND a.attnum &gt; 0</text:p>
      <text:p text:style-name="Standard"><text:s text:c="6"/>AND a.attrelid = c.oid</text:p>
      <text:p text:style-name="Standard"><text:s text:c="6"/>AND a.atttypid = t.oid</text:p>
      <text:p text:style-name="Standard">ORDER BY a.attnum;</text:p>
      <text:p text:style-name="Standard"/>
      <text:p text:style-name="P1">-- Usando INFORMATION_SCHEMA:</text:p>
      <text:p text:style-name="Standard"><text:s text:c="3"/>SELECT ordinal_position,</text:p>
      <text:p text:style-name="Standard"><text:s text:c="9"/>column_name,</text:p>
      <text:p text:style-name="Standard"><text:s text:c="9"/>data_type,</text:p>
      <text:p text:style-name="Standard"><text:s text:c="9"/>column_default,</text:p>
      <text:p text:style-name="Standard"><text:s text:c="9"/>is_nullable,</text:p>
      <text:p text:style-name="Standard"><text:s text:c="9"/>character_maximum_length,</text:p>
      <text:p text:style-name="Standard"><text:s text:c="9"/>numeric_precision</text:p>
      <text:p text:style-name="Standard"><text:s text:c="4"/>FROM information_schema.columns</text:p>
      <text:p text:style-name="Standard"><text:s text:c="3"/>WHERE table_name = 'test2'</text:p>
      <text:p text:style-name="Standard">ORDER BY ordinal_position;</text:p>
      <text:p text:style-name="Standard"/>
      <text:p text:style-name="Standard"/>
      <text:p text:style-name="P4">Retornando os Nomes de Índices de uma Tabela</text:p>
      <text:p text:style-name="Standard">SELECT relname</text:p>
      <text:p text:style-name="Standard"><text:s text:c="3"/>FROM pg_class</text:p>
      <text:p text:style-name="Standard"><text:s/>WHERE oid IN (</text:p>
      <text:p text:style-name="Standard"><text:s text:c="5"/>SELECT indexrelid</text:p>
      <text:p text:style-name="Standard"><text:s text:c="8"/>FROM pg_index, pg_class</text:p>
      <text:p text:style-name="Standard"><text:s text:c="6"/>WHERE pg_class.relname='test2'</text:p>
      <text:p text:style-name="Standard"><text:s text:c="9"/>AND pg_class.oid=pg_index.indrelid</text:p>
      <text:p text:style-name="Standard"><text:s text:c="9"/>AND indisunique != 't'</text:p>
      <text:p text:style-name="Standard"><text:s text:c="9"/>AND indisprimary != 't'</text:p>
      <text:p text:style-name="Standard">);</text:p>
      <text:p text:style-name="Standard"/>
      <text:p text:style-name="P1">Retornando as Constraints de uma Tabela</text:p>
      <text:p text:style-name="Standard">SELECT <text:s text:c="2"/>conname</text:p>
      <text:p text:style-name="Standard"><text:s text:c="3"/>FROM <text:s/>pg_constraint, pg_class</text:p>
      <text:p text:style-name="Standard"><text:s/>WHERE <text:s text:c="2"/>pg_constraint.conrelid = pg_class.oid</text:p>
      <text:p text:style-name="Standard"><text:s text:c="4"/>AND <text:s/>relname = 'test2';</text:p>
      <text:p text:style-name="Standard"/>
      <text:p text:style-name="P1">-- with INFORMATION_SCHEMA:</text:p>
      <text:p text:style-name="Standard">SELECT constraint_name, constraint_type</text:p>
      <text:p text:style-name="Standard"><text:s text:c="3"/>FROM information_schema.table_constraints</text:p>
      <text:p text:style-name="Standard"><text:s/>WHERE table_name = 'test2';</text:p>
      <text:p text:style-name="Standard"/>
      <text:p text:style-name="P1">Recebendo Informações Detalhadas sobre as Constraints de uma Tabela</text:p>
      <text:p text:style-name="Standard">SELECT c.conname AS constraint_name,</text:p>
      <text:p text:style-name="Standard"><text:s text:c="10"/>CASE c.contype</text:p>
      <text:p text:style-name="Standard"><text:s text:c="12"/>WHEN 'c' THEN 'CHECK'</text:p>
      <text:p text:style-name="Standard"><text:s text:c="12"/>WHEN 'f' THEN 'FOREIGN KEY'</text:p>
      <text:p text:style-name="Standard"><text:s text:c="12"/>WHEN 'p' THEN 'PRIMARY KEY'</text:p>
      <text:p text:style-name="Standard"><text:s text:c="12"/>WHEN 'u' THEN 'UNIQUE'</text:p>
      <text:p text:style-name="Standard"><text:s text:c="10"/>END AS "constraint_type",</text:p>
      <text:p text:style-name="Standard"><text:s text:c="10"/>CASE WHEN c.condeferrable = 'f' THEN 0 ELSE 1 END AS is_deferrable,</text:p>
      <text:p text:style-name="Standard"><text:s text:c="10"/>CASE WHEN c.condeferred = 'f' THEN 0 ELSE 1 END AS is_deferred,</text:p>
      <text:p text:style-name="Standard"><text:s text:c="10"/>t.relname AS table_name,</text:p>
      <text:p text:style-name="Standard"><text:s text:c="10"/>array_to_string(c.conkey, ' ') AS constraint_key,</text:p>
      <text:p text:style-name="Standard"><text:s text:c="10"/>CASE confupdtype</text:p>
      <text:p text:style-name="Standard"><text:s text:c="12"/>WHEN 'a' THEN 'NO ACTION'</text:p>
      <text:p text:style-name="Standard"><text:s text:c="12"/>WHEN 'r' THEN 'RESTRICT'</text:p>
      <text:p text:style-name="Standard"><text:s text:c="12"/>WHEN 'c' THEN 'CASCADE'</text:p>
      <text:p text:style-name="Standard"><text:s text:c="12"/>WHEN 'n' THEN 'SET NULL'</text:p>
      <text:p text:style-name="Standard"><text:s text:c="12"/>WHEN 'd' THEN 'SET DEFAULT'</text:p>
      <text:p text:style-name="Standard"><text:s text:c="10"/>END AS on_update,</text:p>
      <text:p text:style-name="Standard"><text:s text:c="10"/>CASE confdeltype</text:p>
      <text:p text:style-name="Standard"><text:s text:c="12"/>WHEN 'a' THEN 'NO ACTION'</text:p>
      <text:p text:style-name="Standard"><text:s text:c="12"/>WHEN 'r' THEN 'RESTRICT'</text:p>
      <text:p text:style-name="Standard"><text:s text:c="12"/>WHEN 'c' THEN 'CASCADE'</text:p>
      <text:p text:style-name="Standard"><text:s text:c="12"/>WHEN 'n' THEN 'SET NULL'</text:p>
      <text:p text:style-name="Standard"><text:s text:c="12"/>WHEN 'd' THEN 'SET DEFAULT'</text:p>
      <text:p text:style-name="Standard"><text:s text:c="10"/>END AS on_delete,</text:p>
      <text:p text:style-name="Standard"><text:s text:c="10"/>CASE confmatchtype</text:p>
      <text:p text:style-name="Standard"><text:s text:c="12"/>WHEN 'u' THEN 'UNSPECIFIED'</text:p>
      <text:p text:style-name="Standard"><text:s text:c="12"/>WHEN 'f' THEN 'FULL'</text:p>
      <text:p text:style-name="Standard"><text:soft-page-break/><text:s text:c="12"/>WHEN 'p' THEN 'PARTIAL'</text:p>
      <text:p text:style-name="Standard"><text:s text:c="10"/>END AS match_type,</text:p>
      <text:p text:style-name="Standard"><text:s text:c="10"/>t2.relname AS references_table,</text:p>
      <text:p text:style-name="Standard"><text:s text:c="10"/>array_to_string(c.confkey, ' ') AS fk_constraint_key</text:p>
      <text:p text:style-name="Standard"><text:s text:c="5"/>FROM pg_constraint c</text:p>
      <text:p text:style-name="Standard">LEFT JOIN pg_class t ON c.conrelid = t.oid</text:p>
      <text:p text:style-name="Standard">LEFT JOIN pg_class t2 ON c.confrelid = t2.oid</text:p>
      <text:p text:style-name="Standard"><text:s text:c="4"/>WHERE t.relname = 'testconstraints2'</text:p>
      <text:p text:style-name="Standard"><text:s text:c="5"/>AND c.conname = 'testconstraints_id_fk';</text:p>
      <text:p text:style-name="Standard"/>
      <text:p text:style-name="P1">-- with INFORMATION_SCHEMA:</text:p>
      <text:p text:style-name="Standard"><text:s text:c="3"/>SELECT tc.constraint_name,</text:p>
      <text:p text:style-name="Standard"><text:s text:c="10"/>tc.constraint_type,</text:p>
      <text:p text:style-name="Standard"><text:s text:c="10"/>tc.table_name,</text:p>
      <text:p text:style-name="Standard"><text:s text:c="10"/>kcu.column_name,</text:p>
      <text:p text:style-name="Standard"><text:s text:c="10"/>tc.is_deferrable,</text:p>
      <text:p text:style-name="Standard"><text:s text:c="10"/>tc.initially_deferred,</text:p>
      <text:p text:style-name="Standard"><text:s text:c="10"/>rc.match_option AS match_type,</text:p>
      <text:p text:style-name="Standard"><text:s text:c="10"/>rc.update_rule AS on_update,</text:p>
      <text:p text:style-name="Standard"><text:s text:c="10"/>rc.delete_rule AS on_delete,</text:p>
      <text:p text:style-name="Standard"><text:s text:c="10"/>ccu.table_name AS references_table,</text:p>
      <text:p text:style-name="Standard"><text:s text:c="10"/>ccu.column_name AS references_field</text:p>
      <text:p text:style-name="Standard"><text:s text:c="5"/>FROM information_schema.table_constraints tc</text:p>
      <text:p text:style-name="Standard">LEFT JOIN information_schema.key_column_usage kcu</text:p>
      <text:p text:style-name="Standard"><text:s text:c="7"/>ON tc.constraint_catalog = kcu.constraint_catalog</text:p>
      <text:p text:style-name="Standard"><text:s text:c="6"/>AND tc.constraint_schema = kcu.constraint_schema</text:p>
      <text:p text:style-name="Standard"><text:s text:c="6"/>AND tc.constraint_name = kcu.constraint_name</text:p>
      <text:p text:style-name="Standard">LEFT JOIN information_schema.referential_constraints rc</text:p>
      <text:p text:style-name="Standard"><text:s text:c="7"/>ON tc.constraint_catalog = rc.constraint_catalog</text:p>
      <text:p text:style-name="Standard"><text:s text:c="6"/>AND tc.constraint_schema = rc.constraint_schema</text:p>
      <text:p text:style-name="Standard"><text:s text:c="6"/>AND tc.constraint_name = rc.constraint_name</text:p>
      <text:p text:style-name="Standard">LEFT JOIN information_schema.constraint_column_usage ccu</text:p>
      <text:p text:style-name="Standard"><text:s text:c="7"/>ON rc.unique_constraint_catalog = ccu.constraint_catalog</text:p>
      <text:p text:style-name="Standard"><text:s text:c="6"/>AND rc.unique_constraint_schema = ccu.constraint_schema</text:p>
      <text:p text:style-name="Standard"><text:s text:c="6"/>AND rc.unique_constraint_name = ccu.constraint_name</text:p>
      <text:p text:style-name="Standard"><text:s text:c="4"/>WHERE tc.table_name = 'testconstraints2'</text:p>
      <text:p text:style-name="Standard"><text:s text:c="6"/>AND tc.constraint_name = 'testconstraints_id_fk';</text:p>
      <text:p text:style-name="Standard"/>
      <text:p text:style-name="Standard"/>
      <text:p text:style-name="P1">Listando as Sequências</text:p>
      <text:p text:style-name="Standard">SELECT relname</text:p>
      <text:p text:style-name="Standard"><text:s text:c="2"/>FROM pg_class</text:p>
      <text:p text:style-name="Standard"><text:s/>WHERE relkind = 'S'</text:p>
      <text:p text:style-name="Standard"><text:s text:c="3"/>AND relnamespace IN (</text:p>
      <text:p text:style-name="Standard"><text:s text:c="9"/>SELECT oid</text:p>
      <text:p text:style-name="Standard"><text:s text:c="11"/>FROM pg_namespace</text:p>
      <text:p text:style-name="Standard"><text:s text:c="10"/>WHERE nspname NOT LIKE 'pg_%'</text:p>
      <text:p text:style-name="Standard"><text:s text:c="12"/>AND nspname != 'information_schema'</text:p>
      <text:p text:style-name="Standard">);</text:p>
      <text:p text:style-name="Standard"/>
      <text:p text:style-name="P4">Listando Todas as Triggers</text:p>
      <text:p text:style-name="Standard">SELECT <text:s/>trg.tgname AS trigger_name</text:p>
      <text:p text:style-name="Standard"><text:s text:c="3"/>FROM pg_trigger trg, pg_class tbl</text:p>
      <text:p text:style-name="Standard"><text:s/>WHERE <text:s/>trg.tgrelid = tbl.oid</text:p>
      <text:p text:style-name="Standard"><text:s text:c="4"/>AND tbl.relname !~ '^pg_';</text:p>
      <text:p text:style-name="Standard">-- or</text:p>
      <text:p text:style-name="Standard">SELECT <text:s/>tgname AS trigger_name</text:p>
      <text:p text:style-name="Standard"><text:s text:c="3"/>FROM pg_trigger</text:p>
      <text:p text:style-name="Standard"><text:s/>WHERE <text:s/>tgname !~ '^pg_';</text:p>
      <text:p text:style-name="Standard"/>
      <text:p text:style-name="P1">-- with INFORMATION_SCHEMA:</text:p>
      <text:p text:style-name="Standard">SELECT DISTINCT trigger_name</text:p>
      <text:p text:style-name="Standard"><text:s text:c="3"/>FROM information_schema.triggers</text:p>
      <text:p text:style-name="Standard"><text:s/>WHERE trigger_schema NOT IN</text:p>
      <text:p text:style-name="Standard"><text:s text:c="8"/>('pg_catalog', 'information_schema');</text:p>
      <text:p text:style-name="Standard"/>
      <text:p text:style-name="P1">Listando Somente as Triggers de uma Tabela</text:p>
      <text:p text:style-name="Standard">SELECT <text:s/>trg.tgname AS trigger_name</text:p>
      <text:p text:style-name="Standard"><text:s text:c="3"/>FROM pg_trigger trg, pg_class tbl</text:p>
      <text:p text:style-name="Standard"><text:s/>WHERE <text:s/>trg.tgrelid = tbl.oid</text:p>
      <text:p text:style-name="Standard"><text:s text:c="4"/>AND tbl.relname = 'newtable';</text:p>
      <text:p text:style-name="Standard"/>
      <text:p text:style-name="P1">-- with INFORMATION_SCHEMA:</text:p>
      <text:p text:style-name="Standard">SELECT <text:s/>DISTINCT trigger_name</text:p>
      <text:p text:style-name="Standard"><text:s text:c="3"/>FROM information_schema.triggers</text:p>
      <text:p text:style-name="Standard"><text:s/>WHERE <text:s/>event_object_table = 'newtable'</text:p>
      <text:p text:style-name="Standard"><text:s text:c="4"/>AND trigger_schema NOT IN</text:p>
      <text:p text:style-name="Standard"><text:s text:c="8"/>('pg_catalog', 'information_schema');</text:p>
      <text:p text:style-name="Standard"/>
      <text:p text:style-name="P1">Recebendo Informações Detalhadas sobre as Triggers</text:p>
      <text:p text:style-name="Standard">SELECT trg.tgname AS trigger_name,</text:p>
      <text:p text:style-name="Standard"><text:s text:c="8"/>tbl.relname AS table_name,</text:p>
      <text:p text:style-name="Standard"><text:s text:c="8"/>p.proname AS function_name,</text:p>
      <text:p text:style-name="Standard"><text:s text:c="8"/>CASE trg.tgtype &amp; cast(2 as int2)</text:p>
      <text:p text:style-name="Standard"><text:s text:c="10"/>WHEN 0 THEN 'AFTER'</text:p>
      <text:p text:style-name="Standard"><text:s text:c="10"/>ELSE 'BEFORE'</text:p>
      <text:p text:style-name="Standard"><text:s text:c="8"/>END AS trigger_type,</text:p>
      <text:p text:style-name="Standard"><text:s text:c="8"/>CASE trg.tgtype &amp; cast(28 as int2)</text:p>
      <text:p text:style-name="Standard"><text:s text:c="10"/>WHEN 16 THEN 'UPDATE'</text:p>
      <text:p text:style-name="Standard"><text:s text:c="10"/>WHEN 8 THEN 'DELETE'</text:p>
      <text:p text:style-name="Standard"><text:s text:c="10"/>WHEN 4 THEN 'INSERT'</text:p>
      <text:p text:style-name="Standard"><text:s text:c="10"/>WHEN 20 THEN 'INSERT, UPDATE'</text:p>
      <text:p text:style-name="Standard"><text:s text:c="10"/>WHEN 28 THEN 'INSERT, UPDATE, DELETE'</text:p>
      <text:p text:style-name="Standard"><text:s text:c="10"/>WHEN 24 THEN 'UPDATE, DELETE'</text:p>
      <text:p text:style-name="Standard"><text:s text:c="9"/>WHEN 12 THEN 'INSERT, DELETE'</text:p>
      <text:p text:style-name="Standard"><text:s text:c="7"/>END AS trigger_event</text:p>
      <text:p text:style-name="Standard"><text:s text:c="2"/>FROM pg_trigger trg,</text:p>
      <text:p text:style-name="Standard"><text:s text:c="7"/>pg_class tbl,</text:p>
      <text:p text:style-name="Standard"><text:s text:c="7"/>pg_proc p</text:p>
      <text:p text:style-name="Standard"><text:s/>WHERE trg.tgrelid = tbl.oid</text:p>
      <text:p text:style-name="Standard"><text:s text:c="3"/>AND trg.tgfoid = p.oid</text:p>
      <text:p text:style-name="Standard"><text:s text:c="3"/>AND tbl.relname !~ '^pg_';</text:p>
      <text:p text:style-name="P1"><text:soft-page-break/>-- with INFORMATION_SCHEMA:</text:p>
      <text:p text:style-name="Standard">SELECT *</text:p>
      <text:p text:style-name="Standard"><text:s text:c="2"/>FROM information_schema.triggers</text:p>
      <text:p text:style-name="Standard"><text:s/>WHERE trigger_schema NOT IN</text:p>
      <text:p text:style-name="Standard"><text:s text:c="7"/>('pg_catalog', 'information_schema');</text:p>
      <text:p text:style-name="Standard"/>
      <text:p text:style-name="Standard"/>
      <text:p text:style-name="P1">Listar as Funções</text:p>
      <text:p text:style-name="Standard">SELECT proname</text:p>
      <text:p text:style-name="Standard"><text:s text:c="3"/>FROM pg_proc pr,</text:p>
      <text:p text:style-name="Standard"><text:s text:c="8"/>pg_type tp</text:p>
      <text:p text:style-name="Standard"><text:s/>WHERE tp.oid = pr.prorettype</text:p>
      <text:p text:style-name="Standard"><text:s text:c="4"/>AND pr.proisagg = FALSE</text:p>
      <text:p text:style-name="Standard"><text:s text:c="4"/>AND tp.typname &lt;&gt; 'trigger'</text:p>
      <text:p text:style-name="Standard"><text:s text:c="4"/>AND pr.pronamespace IN (</text:p>
      <text:p text:style-name="Standard"><text:s text:c="8"/>SELECT oid</text:p>
      <text:p text:style-name="Standard"><text:s text:c="11"/>FROM pg_namespace</text:p>
      <text:p text:style-name="Standard"><text:s text:c="10"/>WHERE nspname NOT LIKE 'pg_%'</text:p>
      <text:p text:style-name="Standard"><text:s text:c="12"/>AND nspname != 'information_schema'</text:p>
      <text:p text:style-name="Standard">);</text:p>
      <text:p text:style-name="Standard"/>
      <text:p text:style-name="P1">-- with INFORMATION_SCHEMA:</text:p>
      <text:p text:style-name="Standard">SELECT routine_name</text:p>
      <text:p text:style-name="Standard"><text:s text:c="3"/>FROM information_schema.routines</text:p>
      <text:p text:style-name="Standard"><text:s/>WHERE specific_schema NOT IN</text:p>
      <text:p text:style-name="Standard"><text:s text:c="8"/>('pg_catalog', 'information_schema')</text:p>
      <text:p text:style-name="Standard"><text:s text:c="4"/>AND type_udt_name != 'trigger';</text:p>
      <text:p text:style-name="Standard"/>
      <text:p text:style-name="P1">Saber quantidade de registros no banco inteiro:</text:p>
      <text:p text:style-name="Standard">SELECT sum(C.reltuples)::int FROM pg_class C WHERE c.relkind = 'r'::"char";</text:p>
      <text:p text:style-name="Standard"/>
      <text:p text:style-name="Standard">Fonte: Blog da Kenia Milene</text:p>
      <text:p text:style-name="Standard"><text:a xlink:type="simple" xlink:href="http://keniamilene.wordpress.com/2007/09/18/contar-registros-em-banco-postgresql/">http://keniamilene.wordpress.com/2007/09/18/contar-registros-em-banco-postgresql/</text:a></text:p>
      <text:p text:style-name="Standard"/>
      <text:p text:style-name="P1">Listando os bancos e sua codificação</text:p>
      <text:p text:style-name="Standard">SELECT datname, pg_encoding_to_char(encoding) FROM pg_database;</text:p>
      <text:p text:style-name="Standard"/>
      <text:p text:style-name="P1">Exibindo codificações e versões</text:p>
      <text:p text:style-name="Standard">SELECT name, setting FROM pg_settings</text:p>
      <text:p text:style-name="Standard"><text:s/>WHERE name ~ 'encoding|^lc_|version';</text:p>
      <text:p text:style-name="Standard"/>
      <text:p text:style-name="P1">Mostrar data da última execução do Vacuum e do Autovacuum</text:p>
      <text:p text:style-name="Standard">select relname, last_vacuum, last_autovacuum from pg_stat_all_tables where schemaname like 'public';</text:p>
      <text:p text:style-name="Standard"/>
      <text:p text:style-name="Standard">Vide o capítulo "Table Statistics" do Livro PostgreSQL The Comprehensive Guide, da Sam's em:</text:p>
      <text:p text:style-name="Standard"><text:a xlink:type="simple" xlink:href="http://www.iphelp.ru/faq/15/ch04lev1sec4.html">http://www.iphelp.ru/faq/15/ch04lev1sec4.html</text:a></text:p>
      <text:p text:style-name="Standard"/>
      <text:p text:style-name="P4">Exibir Todas as Tabelas e seus Registros</text:p>
      <text:p text:style-name="Standard">select</text:p>
      <text:p text:style-name="Standard"><text:s text:c="4"/>n.nspname as esquema,</text:p>
      <text:p text:style-name="Standard"><text:s text:c="4"/>c.relname as tabela, c.reltuples::int as registros</text:p>
      <text:p text:style-name="Standard">from pg_class c</text:p>
      <text:p text:style-name="Standard"><text:s text:c="4"/>left join pg_namespace n on n.oid = c.relnamespace</text:p>
      <text:p text:style-name="Standard"><text:s text:c="4"/>left join pg_tablespace t on t.oid = c.reltablespace</text:p>
      <text:p text:style-name="Standard">where c.relkind = 'r'::char</text:p>
      <text:p text:style-name="Standard"><text:s text:c="4"/>and nspname not in('information_schema','pg_catalog', 'pg_toast')</text:p>
      <text:p text:style-name="Standard"><text:s text:c="4"/>order by n.nspname,registros;</text:p>
      <text:p text:style-name="Standard"/>
      <text:p text:style-name="P1">Outra:</text:p>
      <text:p text:style-name="Standard">select relname as tabelas, reltuples</text:p>
      <text:p text:style-name="Standard">from pg_class</text:p>
      <text:p text:style-name="Standard">where relkind = 'r'::char and relname not like 'pg_%' and relname not like 'sql_%' order by reltuples;</text:p>
      <text:p text:style-name="Standard"/>
      <text:p text:style-name="P1">Outra solução:</text:p>
      <text:p text:style-name="Standard">VACUUM ANALYZE (em todo o banco)</text:p>
      <text:p text:style-name="Standard">SELECT sum(reltuples) as qtd_linhas</text:p>
      <text:p text:style-name="Standard">FROM pg_class</text:p>
      <text:p text:style-name="Standard">WHERE relkind = 'r';</text:p>
      <text:p text:style-name="Standard"/>
      <text:p text:style-name="Standard">criar uma view com a instrução SQL</text:p>
      <text:p text:style-name="Standard">Rodrigo Hjort - http://icewall.org/~hjort – na lista pgbr-geral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ibamar FS</meta:initial-creator>
    <meta:creation-date>2008-08-14T15:27:02</meta:creation-date>
    <dc:creator>Ribamar FS</dc:creator>
    <dc:date>2008-08-14T15:42:16</dc:date>
    <meta:editing-cycles>21</meta:editing-cycles>
    <meta:editing-duration>PT15M14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8" meta:paragraph-count="308" meta:word-count="1405" meta:character-count="10836"/>
  </office:meta>
</office:document-meta>
</file>